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637cm" fo:break-before="auto" style:use-optimal-row-height="false"/>
    </style:style>
    <style:style style:name="ro4" style:family="table-row">
      <style:table-row-properties style:row-height="1.23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16cm" fo:break-before="auto" style:use-optimal-row-height="fals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97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 table:number-columns-spanned="3" table:number-rows-spanned="1">
            <text:p>Test du 1<text:span text:style-name="T1">er</text:span> nom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2">
          <table:table-cell table:style-name="ce1" office:value-type="string" calcext:value-type="string">
            <text:p>Contexte d’exécution</text:p>
          </table:table-cell>
          <table:table-cell table:style-name="ce22" office:value-type="string" calcext:value-type="string" table:number-columns-spanned="3" table:number-rows-spanned="1">
            <text:p>Début de l’exécution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3">
          <table:table-cell table:style-name="ce2" office:value-type="string" calcext:value-type="string">
            <text:p>Étapes de test à effectuer</text:p>
          </table:table-cell>
          <table:table-cell table:style-name="ce23" office:value-type="string" calcext:value-type="string" table:number-columns-spanned="3" table:number-rows-spanned="1">
            <text:p>Saisir un nom 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5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Pierro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Pierro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Cas 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12345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a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a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*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*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vide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attend la saisit d’un pseudo si vid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 table:number-columns-spanned="3" table:number-rows-spanned="1">
            <text:p>Test du 2ème nom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10">
          <table:table-cell table:style-name="ce1" office:value-type="string" calcext:value-type="string">
            <text:p>Contexte d’exécution</text:p>
          </table:table-cell>
          <table:table-cell table:style-name="ce22" office:value-type="string" calcext:value-type="string" table:number-columns-spanned="3" table:number-rows-spanned="1">
            <text:p>Début de l’exécution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2" office:value-type="string" calcext:value-type="string">
            <text:p>Étapes de test à effectuer</text:p>
          </table:table-cell>
          <table:table-cell table:style-name="ce23" office:value-type="string" calcext:value-type="string" table:number-columns-spanned="3" table:number-rows-spanned="1">
            <text:p>Saisir un nom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Pierre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Pierre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12345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a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a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*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* est inséré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vide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attend la saisit d’un pseudo si vid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 table:number-columns-spanned="3" table:number-rows-spanned="1">
            <text:p>Test du menu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1" office:value-type="string" calcext:value-type="string">
            <text:p>Contexte d’exécution</text:p>
          </table:table-cell>
          <table:table-cell table:style-name="ce22" office:value-type="string" calcext:value-type="string" table:number-columns-spanned="3" table:number-rows-spanned="1">
            <text:p>Après le lancement des dés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2" office:value-type="string" calcext:value-type="string">
            <text:p>Étapes de test à effectuer</text:p>
          </table:table-cell>
          <table:table-cell table:style-name="ce23" office:value-type="string" calcext:value-type="string" table:number-columns-spanned="3" table:number-rows-spanned="1">
            <text:p>Saisir un entier positif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rentre dans le cas 1 du menu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2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message d’érreur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3</text:p>
          </table:table-cell>
          <table:table-cell table:style-name="ce28" office:value-type="float" office:value="-5" calcext:value-type="float">
            <text:p>-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message d’érreur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*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réaffiche le menu en boucle sans fin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vide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attend la saisit d’un entier si vid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number-columns-repeated="1023"/>
        </table:table-row>
        <table:table-row table:style-name="ro5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 table:number-columns-spanned="3" table:number-rows-spanned="1">
            <text:p>Test des dé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1" office:value-type="string" calcext:value-type="string">
            <text:p>Contexte d’exécution</text:p>
          </table:table-cell>
          <table:table-cell table:style-name="ce22" office:value-type="string" calcext:value-type="string" table:number-columns-spanned="3" table:number-rows-spanned="1">
            <text:p>Après le menu, lors de la sélection des dé à conservé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2" office:value-type="string" calcext:value-type="string">
            <text:p>Étapes de test à effectuer</text:p>
          </table:table-cell>
          <table:table-cell table:style-name="ce23" office:value-type="string" calcext:value-type="string" table:number-columns-spanned="3" table:number-rows-spanned="1">
            <text:p>Saisir une à une les valeurs entières positives entre 1 et 6 et terminer la saisie par -1.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rentre dans le dé 1 dans le tableau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2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zéro est le marqueur de fin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3</text:p>
          </table:table-cell>
          <table:table-cell table:style-name="ce28" office:value-type="float" office:value="-5" calcext:value-type="float">
            <text:p>-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message d’érreur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*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réaffiche le menu en boucle sans fin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vide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attend la saisit d’un entier si vid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6</text:p>
          </table:table-cell>
          <table:table-cell table:style-name="ce27" office:value-type="float" office:value="7" calcext:value-type="float">
            <text:p>7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n’affecte rien mais continu le programme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/>
          <table:table-cell table:style-name="ce27"/>
          <table:table-cell table:style-name="ce4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1" office:value-type="string" calcext:value-type="string">
            <text:p>Identification du test</text:p>
          </table:table-cell>
          <table:table-cell table:style-name="ce22" office:value-type="string" calcext:value-type="string" table:number-columns-spanned="3" table:number-rows-spanned="1">
            <text:p>Test grille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1" office:value-type="string" calcext:value-type="string">
            <text:p>Contexte d’exécution</text:p>
          </table:table-cell>
          <table:table-cell table:style-name="ce22" office:value-type="string" calcext:value-type="string" table:number-columns-spanned="3" table:number-rows-spanned="1">
            <text:p>après les lancements 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5">
          <table:table-cell table:style-name="ce2" office:value-type="string" calcext:value-type="string">
            <text:p>Étapes de test à effectuer</text:p>
          </table:table-cell>
          <table:table-cell table:style-name="ce23" office:value-type="string" calcext:value-type="string" table:number-columns-spanned="3" table:number-rows-spanned="1">
            <text:p>Saisir un caractère parmi les premiers caractères de chaque cas de grille</text:p>
          </table:table-cell>
          <table:covered-table-cell table:style-name="ce29"/>
          <table:covered-table-cell table:style-name="ce31"/>
          <table:table-cell table:style-name="ce15"/>
          <table:table-cell table:number-columns-repeated="1018"/>
        </table:table-row>
        <table:table-row table:style-name="ro11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rentre dans la cellule 1 le score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b</text:p>
          </table:table-cell>
          <table:table-cell table:style-name="ce4" office:value-type="string" calcext:value-type="string">
            <text:p>OK</text:p>
          </table:table-cell>
          <table:table-cell table:style-name="ce6" office:value-type="string" calcext:value-type="string">
            <text:p>réaffiche le menu en boucle sans fin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3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redemande un entier correct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4</text:p>
          </table:table-cell>
          <table:table-cell table:style-name="ce28" office:value-type="float" office:value="-1" calcext:value-type="float">
            <text:p>-1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redemande un entier correct</text:p>
          </table:table-cell>
          <table:table-cell table:style-name="ce6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val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réaffiche le menu en boucle sans fin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6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message d’erreur</text:p>
          </table:table-cell>
          <table:table-cell table:style-name="ce6" office:value-type="string" calcext:value-type="string">
            <text:p>attend la saisit d’un entier si vide</text:p>
          </table:table-cell>
          <table:table-cell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essage d’erreur</text:p>
          </table:table-cell>
          <table:table-cell table:style-name="ce6" office:value-type="string" calcext:value-type="string">
            <text:p>réaffiche le menu en boucle sans fin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12" table:number-rows-repeated="1048523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21:28:16.7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2.2$Windows_X86_64 LibreOffice_project/02b2acce88a210515b4a5bb2e46cbfb63fe97d56</meta:generator>
    <dc:date>2021-11-27T21:31:06.781000000</dc:date>
    <meta:editing-duration>PT2H35M46S</meta:editing-duration>
    <meta:editing-cycles>23</meta:editing-cycles>
    <meta:document-statistic meta:table-count="1" meta:cell-count="195" meta:object-count="0"/>
  </office:meta>
</office:document-meta>
</file>